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ccff" draw:textarea-horizontal-align="justify" draw:textarea-vertical-align="middle" draw:auto-grow-height="false" fo:min-height="6.227cm" fo:min-width="6.358cm"/>
    </style:style>
    <style:style style:name="gr2" style:family="graphic" style:parent-style-name="standard">
      <style:graphic-properties svg:stroke-color="#000000" draw:fill-color="#ff9999" draw:textarea-horizontal-align="justify" draw:textarea-vertical-align="middle" draw:auto-grow-height="false" fo:min-height="3.433cm" fo:min-width="16.264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</style:style>
    <style:style style:name="P3" style:family="paragraph">
      <loext:graphic-properties draw:fill-color="#ff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6.477cm" svg:x="7.366cm" svg:y="4.151cm">
          <text:p text:style-name="P1">Processing</text:p>
          <text:p text:style-name="P1">Ele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764cm" svg:height="3.683cm" svg:x="2.413cm" svg:y="17.368cm">
          <text:p text:style-name="P1">Data Memory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208cm" svg:y1="8.188cm" svg:x2="16.875cm" svg:y2="8.188cm">
          <text:p/>
        </draw:line>
        <draw:line draw:style-name="gr3" draw:text-style-name="P4" draw:layer="layout" svg:x1="16.874cm" svg:y1="6.588cm" svg:x2="14.207cm" svg:y2="6.588cm">
          <text:p/>
        </draw:line>
        <draw:line draw:style-name="gr3" draw:text-style-name="P4" draw:layer="layout" svg:x1="4.708cm" svg:y1="8.188cm" svg:x2="7.375cm" svg:y2="8.188cm">
          <text:p/>
        </draw:line>
        <draw:line draw:style-name="gr3" draw:text-style-name="P4" draw:layer="layout" svg:x1="7.374cm" svg:y1="6.588cm" svg:x2="4.707cm" svg:y2="6.588cm">
          <text:p/>
        </draw:line>
        <draw:line draw:style-name="gr3" draw:text-style-name="P4" draw:layer="layout" svg:x1="9.96cm" svg:y1="10.628cm" svg:x2="9.961cm" svg:y2="13.295cm">
          <text:p/>
        </draw:line>
        <draw:line draw:style-name="gr3" draw:text-style-name="P4" draw:layer="layout" svg:x1="11.561cm" svg:y1="13.294cm" svg:x2="11.56cm" svg:y2="10.627cm">
          <text:p/>
        </draw:line>
        <draw:line draw:style-name="gr3" draw:text-style-name="P4" draw:layer="layout" svg:x1="9.96cm" svg:y1="1.484cm" svg:x2="9.961cm" svg:y2="4.151cm">
          <text:p/>
        </draw:line>
        <draw:line draw:style-name="gr3" draw:text-style-name="P4" draw:layer="layout" svg:x1="11.561cm" svg:y1="4.15cm" svg:x2="11.56cm" svg:y2="1.483cm">
          <text:p/>
        </draw:line>
        <draw:frame draw:style-name="gr4" draw:text-style-name="P5" draw:layer="layout" svg:width="1.768cm" svg:height="0.962cm" svg:x="9.138cm" svg:y="0.454cm">
          <draw:text-box>
            <text:p>RD0</text:p>
          </draw:text-box>
        </draw:frame>
        <draw:frame draw:style-name="gr5" draw:text-style-name="P5" draw:layer="layout" svg:width="1.734cm" svg:height="0.962cm" svg:x="10.638cm" svg:y="0.454cm">
          <draw:text-box>
            <text:p>RA0</text:p>
          </draw:text-box>
        </draw:frame>
        <draw:frame draw:style-name="gr6" draw:text-style-name="P5" draw:layer="layout" svg:width="1.501cm" svg:height="0.962cm" svg:x="9.138cm" svg:y="13.354cm">
          <draw:text-box>
            <text:p>WA</text:p>
          </draw:text-box>
        </draw:frame>
        <draw:frame draw:style-name="gr7" draw:text-style-name="P5" draw:layer="layout" svg:width="1.044cm" svg:height="0.962cm" svg:x="11.038cm" svg:y="13.354cm">
          <draw:text-box>
            <text:p><text:span text:style-name="T1">∅</text:span></text:p>
          </draw:text-box>
        </draw:frame>
        <draw:frame draw:style-name="gr4" draw:text-style-name="P5" draw:layer="layout" svg:width="1.768cm" svg:height="0.962cm" svg:x="17.038cm" svg:y="6.054cm">
          <draw:text-box>
            <text:p>RD1</text:p>
          </draw:text-box>
        </draw:frame>
        <draw:frame draw:style-name="gr5" draw:text-style-name="P5" draw:layer="layout" svg:width="1.734cm" svg:height="0.962cm" svg:x="17.038cm" svg:y="7.654cm">
          <draw:text-box>
            <text:p>RA1</text:p>
          </draw:text-box>
        </draw:frame>
        <draw:frame draw:style-name="gr7" draw:text-style-name="P5" draw:layer="layout" svg:width="1.044cm" svg:height="0.962cm" svg:x="3.638cm" svg:y="7.654cm">
          <draw:text-box>
            <text:p><text:span text:style-name="T1">∅</text:span></text:p>
          </draw:text-box>
        </draw:frame>
        <draw:frame draw:style-name="gr8" draw:text-style-name="P5" draw:layer="layout" svg:width="1.56cm" svg:height="0.962cm" svg:x="3.239cm" svg:y="6.054cm">
          <draw:text-box>
            <text:p>WD</text:p>
          </draw:text-box>
        </draw:frame>
        <draw:line draw:style-name="gr9" draw:text-style-name="P4" draw:layer="layout" svg:x1="3.54cm" svg:y1="15.87cm" svg:x2="3.54cm" svg:y2="17.394cm">
          <text:p/>
        </draw:line>
        <draw:line draw:style-name="gr9" draw:text-style-name="P4" draw:layer="layout" svg:x1="4.14cm" svg:y1="17.394cm" svg:x2="4.14cm" svg:y2="15.87cm">
          <text:p/>
        </draw:line>
        <draw:line draw:style-name="gr9" draw:text-style-name="P4" draw:layer="layout" svg:x1="5.54cm" svg:y1="15.87cm" svg:x2="5.54cm" svg:y2="17.394cm">
          <text:p/>
        </draw:line>
        <draw:line draw:style-name="gr9" draw:text-style-name="P4" draw:layer="layout" svg:x1="6.14cm" svg:y1="17.394cm" svg:x2="6.14cm" svg:y2="15.87cm">
          <text:p/>
        </draw:line>
        <draw:line draw:style-name="gr9" draw:text-style-name="P4" draw:layer="layout" svg:x1="7.34cm" svg:y1="15.87cm" svg:x2="7.34cm" svg:y2="17.394cm">
          <text:p/>
        </draw:line>
        <draw:line draw:style-name="gr9" draw:text-style-name="P4" draw:layer="layout" svg:x1="7.94cm" svg:y1="15.87cm" svg:x2="7.94cm" svg:y2="17.394cm">
          <text:p/>
        </draw:line>
        <draw:frame draw:style-name="gr10" draw:text-style-name="P5" draw:layer="layout" svg:width="5.634cm" svg:height="0.962cm" svg:x="3.086cm" svg:y="14.943cm">
          <draw:text-box>
            <text:p>RP0 <text:s text:c="3"/>RP1 <text:s text:c="3"/>W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5T20:08:38.598953211</meta:creation-date>
    <dc:date>2016-11-26T23:14:47.591247055</dc:date>
    <meta:editing-duration>PT13M5S</meta:editing-duration>
    <meta:editing-cycles>4</meta:editing-cycles>
    <meta:generator>LibreOffice/5.2.3.3$Linux_X86_64 LibreOffice_project/20$Build-3</meta:generator>
    <meta:document-statistic meta:object-count="25"/>
  </office:meta>
</office:document-meta>
</file>